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533e" officeooo:paragraph-rsid="0015533e" style:font-size-asian="18pt" style:font-size-complex="18pt"/>
    </style:style>
    <style:style style:name="P2" style:family="paragraph" style:parent-style-name="Standard">
      <style:text-properties fo:font-size="18pt" officeooo:rsid="0016b5a7" officeooo:paragraph-rsid="0016b5a7" style:font-size-asian="18pt" style:font-size-complex="18pt"/>
    </style:style>
    <style:style style:name="P3" style:family="paragraph" style:parent-style-name="Standard">
      <style:text-properties fo:font-size="18pt" officeooo:rsid="00180c28" officeooo:paragraph-rsid="00180c28" style:font-size-asian="18pt" style:font-size-complex="18pt"/>
    </style:style>
    <style:style style:name="P4" style:family="paragraph" style:parent-style-name="Standard">
      <style:text-properties fo:font-size="18pt" officeooo:rsid="0019b81c" officeooo:paragraph-rsid="0019b81c" style:font-size-asian="18pt" style:font-size-complex="18pt"/>
    </style:style>
    <style:style style:name="P5" style:family="paragraph" style:parent-style-name="Standard">
      <style:text-properties fo:font-size="18pt" officeooo:rsid="001b6f1b" officeooo:paragraph-rsid="001b6f1b" style:font-size-asian="18pt" style:font-size-complex="18pt"/>
    </style:style>
    <style:style style:name="P6" style:family="paragraph" style:parent-style-name="Standard">
      <style:text-properties fo:font-size="18pt" officeooo:rsid="0021a6e5" officeooo:paragraph-rsid="0021a6e5" style:font-size-asian="18pt" style:font-size-complex="18pt"/>
    </style:style>
    <style:style style:name="P7" style:family="paragraph" style:parent-style-name="Standard">
      <style:text-properties fo:font-size="18pt" officeooo:rsid="002489d2" officeooo:paragraph-rsid="002489d2" style:font-size-asian="18pt" style:font-size-complex="18pt"/>
    </style:style>
    <style:style style:name="P8" style:family="paragraph" style:parent-style-name="Standard">
      <style:text-properties fo:font-size="18pt" officeooo:rsid="0025ca75" officeooo:paragraph-rsid="0025ca75" style:font-size-asian="18pt" style:font-size-complex="18pt"/>
    </style:style>
    <style:style style:name="P9" style:family="paragraph" style:parent-style-name="Standard">
      <style:text-properties fo:font-size="18pt" officeooo:rsid="0025ca75" officeooo:paragraph-rsid="002c50f2" style:font-size-asian="18pt" style:font-size-complex="18pt"/>
    </style:style>
    <style:style style:name="P10" style:family="paragraph" style:parent-style-name="Standard">
      <style:text-properties fo:font-size="18pt" officeooo:rsid="002c50f2" officeooo:paragraph-rsid="002e4244" style:font-size-asian="18pt" style:font-size-complex="18pt"/>
    </style:style>
    <style:style style:name="P11" style:family="paragraph" style:parent-style-name="Standard">
      <style:text-properties fo:font-size="18pt" officeooo:rsid="002e4244" officeooo:paragraph-rsid="002e4244" style:font-size-asian="18pt" style:font-size-complex="18pt"/>
    </style:style>
    <style:style style:name="P12" style:family="paragraph" style:parent-style-name="Standard">
      <style:text-properties fo:font-size="18pt" officeooo:rsid="003017ce" officeooo:paragraph-rsid="003017ce" style:font-size-asian="18pt" style:font-size-complex="18pt"/>
    </style:style>
    <style:style style:name="P13" style:family="paragraph" style:parent-style-name="Standard">
      <style:text-properties fo:font-size="18pt" officeooo:rsid="0023ea4d" officeooo:paragraph-rsid="0023ea4d" style:font-size-asian="18pt" style:font-size-complex="18pt"/>
    </style:style>
    <style:style style:name="P14" style:family="paragraph" style:parent-style-name="Standard">
      <style:text-properties fo:font-size="18pt" officeooo:rsid="0034fb85" officeooo:paragraph-rsid="0034fb85" style:font-size-asian="18pt" style:font-size-complex="18pt"/>
    </style:style>
    <style:style style:name="P15" style:family="paragraph" style:parent-style-name="Standard">
      <style:text-properties fo:font-size="18pt" officeooo:rsid="001b6f1b" officeooo:paragraph-rsid="001b6f1b" fo:background-color="#fff200" style:font-size-asian="18pt" style:font-size-complex="18pt"/>
    </style:style>
    <style:style style:name="P16" style:family="paragraph" style:parent-style-name="Standard">
      <style:text-properties fo:font-size="18pt" officeooo:rsid="00231321" officeooo:paragraph-rsid="00231321" fo:background-color="#fff200" style:font-size-asian="18pt" style:font-size-complex="18pt"/>
    </style:style>
    <style:style style:name="P17" style:family="paragraph" style:parent-style-name="Standard">
      <style:text-properties fo:font-size="18pt" officeooo:rsid="001b6f1b" officeooo:paragraph-rsid="001b6f1b" fo:background-color="transparent" style:font-size-asian="18pt" style:font-size-complex="18pt"/>
    </style:style>
    <style:style style:name="P18" style:family="paragraph" style:parent-style-name="Standard">
      <style:text-properties fo:color="#003c3d" fo:font-size="18pt" officeooo:rsid="00380088" officeooo:paragraph-rsid="00380088" fo:background-color="#bd7cb5" style:font-size-asian="18pt" style:font-size-complex="18pt"/>
    </style:style>
    <style:style style:name="P19" style:family="paragraph" style:parent-style-name="Standard">
      <style:text-properties fo:color="#003c3d" fo:font-size="18pt" officeooo:rsid="00380088" officeooo:paragraph-rsid="00380088" fo:background-color="transparent" style:font-size-asian="18pt" style:font-size-complex="18pt"/>
    </style:style>
    <style:style style:name="P20" style:family="paragraph" style:parent-style-name="Standard">
      <style:text-properties fo:color="#003c3d" fo:font-size="18pt" officeooo:rsid="00380088" officeooo:paragraph-rsid="00380088" fo:background-color="transparent" style:font-size-asian="18pt" style:font-size-complex="18pt"/>
    </style:style>
    <style:style style:name="P21" style:family="paragraph" style:parent-style-name="Standard">
      <style:text-properties fo:color="#003c3d" fo:font-size="18pt" officeooo:rsid="00409132" officeooo:paragraph-rsid="00409132" fo:background-color="transparent" style:font-size-asian="18pt" style:font-size-complex="18pt"/>
    </style:style>
    <style:style style:name="P22" style:family="paragraph" style:parent-style-name="Standard">
      <style:text-properties fo:color="#003c3d" fo:font-size="18pt" officeooo:rsid="00409132" officeooo:paragraph-rsid="00409132" fo:background-color="#fff200" style:font-size-asian="18pt" style:font-size-complex="18pt"/>
    </style:style>
    <style:style style:name="P23" style:family="paragraph" style:parent-style-name="Standard">
      <style:text-properties fo:color="#003c3d" fo:font-size="18pt" officeooo:rsid="004202f1" officeooo:paragraph-rsid="004202f1" fo:background-color="#fff200" style:font-size-asian="18pt" style:font-size-complex="18pt"/>
    </style:style>
    <style:style style:name="T1" style:family="text">
      <style:text-properties fo:color="#ce181e"/>
    </style:style>
    <style:style style:name="T2" style:family="text">
      <style:text-properties fo:color="#ce181e" fo:background-color="#fff200" loext:char-shading-value="0"/>
    </style:style>
    <style:style style:name="T3" style:family="text">
      <style:text-properties fo:color="#ce181e" fo:background-color="transparent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3017ce"/>
    </style:style>
    <style:style style:name="T6" style:family="text">
      <style:text-properties officeooo:rsid="0034fb85"/>
    </style:style>
    <style:style style:name="T7" style:family="text">
      <style:text-properties officeooo:rsid="003a8af1"/>
    </style:style>
    <style:style style:name="T8" style:family="text">
      <style:text-properties officeooo:rsid="003ec144"/>
    </style:style>
    <style:style style:name="T9" style:family="text">
      <style:text-properties officeooo:rsid="0043c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– shows directories</text:p>
      <text:p text:style-name="P1">ls -l – shows more detailed info</text:p>
      <text:p text:style-name="P2">ls -a – shows all</text:p>
      <text:p text:style-name="P2"/>
      <text:p text:style-name="P2">pwd – shows current location</text:p>
      <text:p text:style-name="P2"/>
      <text:p text:style-name="P2">cd <text:span text:style-name="T2">M</text:span>usic (tab)</text:p>
      <text:p text:style-name="P3">cd ..</text:p>
      <text:p text:style-name="P2"/>
      <text:p text:style-name="P3">mkdir “name” – creates folders</text:p>
      <text:p text:style-name="P3"/>
      <text:p text:style-name="P3">&gt; name.txt – creates file</text:p>
      <text:p text:style-name="P4">&gt; folderName/fileName.txt – creates a file in the folder</text:p>
      <text:p text:style-name="P6"/>
      <text:p text:style-name="P4">rm fileName.txt – delites file</text:p>
      <text:p text:style-name="P4"/>
      <text:p text:style-name="P17">e<text:span text:style-name="T4">cho texttext – puts text</text:span></text:p>
      <text:p text:style-name="P17">echo text &gt;fileName.txt – writes to file certain text </text:p>
      <text:p text:style-name="P17">echo 'int main(){printf("Hello");}' &gt; cod.c</text:p>
      <text:p text:style-name="P17"/>
      <text:p text:style-name="P15">sudo apt install gcc</text:p>
      <text:p text:style-name="P15">gcc -include stdio.h cod.c -o cod.exe</text:p>
      <text:p text:style-name="P16">g++ controller.c -o controller.exe</text:p>
      <text:p text:style-name="P15">./cod.exe</text:p>
      <text:p text:style-name="P5"/>
      <text:p text:style-name="P5">cat pace – shows the content of the file pace</text:p>
      <text:p text:style-name="P5"/>
      <text:p text:style-name="P13">nano script.sh <text:s/>- <text:span text:style-name="T6">opens place to ride script</text:span></text:p>
      <text:p text:style-name="P14">bash script.sh <text:s/>- <text:s/>runs the script</text:p>
      <text:p text:style-name="P7">xterm &amp; - starts terminal</text:p>
      <text:p text:style-name="P8">bash script.sh</text:p>
      <text:p text:style-name="P8">sudo chmod a+x script.sh</text:p>
      <text:p text:style-name="P8"/>
      <text:p text:style-name="P8"/>
      <text:p text:style-name="P9"/>
      <text:p text:style-name="P8"><text:soft-page-break/>#!/bib/bash</text:p>
      <text:p text:style-name="P8">echo "The name of script is $0" </text:p>
      <text:p text:style-name="P8">echo -n "Hello $1"</text:p>
      <text:p text:style-name="P8">echo "Hello $2"</text:p>
      <text:p text:style-name="P8">n1=3</text:p>
      <text:p text:style-name="P8">n2=4</text:p>
      <text:p text:style-name="P8">sum=$((n1+n2))</text:p>
      <text:p text:style-name="P8">echo "$n1+$n2=$sum"</text:p>
      <text:p text:style-name="P8">myHost=`hostname`</text:p>
      <text:p text:style-name="P8">ping -c 4 $myHost</text:p>
      <text:p text:style-name="P8"/>
      <text:p text:style-name="P10">vi main.c<text:span text:style-name="T5">make</text:span></text:p>
      <text:p text:style-name="P11">We have created “Makefile” then we wrote:</text:p>
      <text:p text:style-name="P11">make</text:p>
      <text:p text:style-name="P11">and the programe compailed</text:p>
      <text:p text:style-name="P11">ls</text:p>
      <text:p text:style-name="P12">we see:</text:p>
      <text:p text:style-name="P12">another.c <text:s/>another.h <text:s/><text:span text:style-name="T1">another.o</text:span> <text:s/><text:span text:style-name="T3">app</text:span> <text:s/>main.c <text:s/><text:span text:style-name="T1">main.o </text:span><text:s/>Makefil</text:p>
      <text:p text:style-name="P12"/>
      <text:p text:style-name="P12"/>
      <text:p text:style-name="P18">Lab <text:span text:style-name="T8">6</text:span></text:p>
      <text:p text:style-name="P19">cd /usr/lib</text:p>
      <text:p text:style-name="P19">–fPIC</text:p>
      <text:p text:style-name="P19">ar -r libsuper.a main.o another.o <text:s text:c="10"/>- <text:span text:style-name="T7">creates static lib</text:span></text:p>
      <text:p text:style-name="P19">gcc -o main main.o -L -lsuper <text:s text:c="14"/>- <text:span text:style-name="T7">attaches lib to program</text:span></text:p>
      <text:p text:style-name="P19"/>
      <text:p text:style-name="P19">gcc -shared -o dinamic main.o <text:s text:c="12"/>- <text:span text:style-name="T7">creates dinamic lib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lab10</text:p>
      <text:p text:style-name="P22"/>
      <text:p text:style-name="P23">htop – shows all processes (M,P)</text:p>
      <text:p text:style-name="P23">free -h</text:p>
      <text:p text:style-name="P23">ps</text:p>
      <text:p text:style-name="P23">ps -aux | grep ivan</text:p>
      <text:p text:style-name="P23">gcc test.c &amp;&amp; ./a.out</text:p>
      <text:p text:style-name="P23"/>
      <text:p text:style-name="P23"/>
      <text:p text:style-name="P22"/>
      <text:p text:style-name="P23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22:22:42.485941480</meta:creation-date>
    <dc:date>2020-03-22T21:34:48.841433626</dc:date>
    <meta:editing-duration>P2DT6H48M3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3" meta:paragraph-count="52" meta:word-count="209" meta:character-count="1275" meta:non-whitespace-character-count="1059"/>
  </office:meta>
</office:document-meta>
</file>